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3.787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32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7.237cm" presentation:class="title" presentation:user-transformed="true">
          <draw:text-box>
            <text:p text:style-name="P1"><text:span text:style-name="T1">Balsavimo anomalijų analizė</text:span><text:span text:style-name="T1"><text:line-break/></text:span><text:span text:style-name="T1">2012 Seimo rinkimų pirmas turas</text:span></text:p>
          </draw:text-box>
        </draw:frame>
        <draw:frame presentation:style-name="pr2" draw:text-style-name="P2" draw:layer="layout" svg:width="25.199cm" svg:height="3.787cm" svg:x="1.4cm" svg:y="14.986cm" presentation:class="subtitle" presentation:user-transformed="true">
          <draw:text-box>
            <text:p text:style-name="P2"><text:span text:style-name="T2">Indrė Žliobaitė</text:span></text:p>
            <text:p text:style-name="P2"><text:span text:style-name="T3">zliobaite@gmail.co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Eksperimentas</text:span></text:p>
          </draw:text-box>
        </draw:frame>
        <draw:frame presentation:style-name="pr5" draw:text-style-name="P3" draw:layer="layout" svg:width="25.199cm" svg:height="13.859cm" svg:x="1.4cm" svg:y="4.914cm" presentation:class="outline">
          <draw:text-box>
            <text:list text:style-name="L3">
              <text:list-item>
                <text:p text:style-name="P3"><text:span text:style-name="T4">Prielaida – jei rinkėjams pateikiami iš anksto užpildyti biulioteniai, tuose biulioteniuose ko gero bus pirmumo balsai tiems patiems (5) kandidatams</text:span></text:p>
              </text:list-item>
              <text:list-item>
                <text:p text:style-name="P3"><text:span text:style-name="T4">Eksperimento tikslas pažiūrėti</text:span></text:p>
                <text:list>
                  <text:list-item>
                    <text:p><text:span text:style-name="T4">Ar duomenyse matosi netipiškai didelis pirmumo balsų kiekis tam tikriems kandidatams tam tikrose apylinkėse</text:span></text:p>
                  </text:list-item>
                  <text:list-item>
                    <text:p><text:span text:style-name="T4">Kurie kandidatai panašūs pagal gautus pirmumo bals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29T14:18:06</meta:creation-date>
    <meta:editing-duration>PT20H31M42S</meta:editing-duration>
    <meta:editing-cycles>4</meta:editing-cycles>
    <meta:generator>OpenOffice/4.1.0$Unix OpenOffice.org_project/410m18$Build-9764</meta:generator>
    <dc:date>2014-10-30T10:49:41</dc:date>
    <meta:document-statistic meta:object-count="33"/>
  </office:meta>
</office:document-meta>
</file>